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fe7b0" officeooo:paragraph-rsid="001b9975"/>
    </style:style>
    <style:style style:name="P2" style:family="paragraph" style:parent-style-name="Standard">
      <style:text-properties fo:font-size="16pt" officeooo:rsid="001fe7b0" officeooo:paragraph-rsid="007d7cc7"/>
    </style:style>
    <style:style style:name="P3" style:family="paragraph" style:parent-style-name="Standard">
      <style:text-properties fo:font-size="16pt" officeooo:rsid="007d16ee" officeooo:paragraph-rsid="007d16ee"/>
    </style:style>
    <style:style style:name="P4" style:family="paragraph" style:parent-style-name="Standard">
      <style:paragraph-properties fo:break-before="page"/>
      <style:text-properties fo:font-size="16pt" officeooo:rsid="00316264" officeooo:paragraph-rsid="007d7cc7"/>
    </style:style>
    <style:style style:name="P5" style:family="paragraph" style:parent-style-name="Standard">
      <style:text-properties fo:font-size="16pt" officeooo:rsid="007a5694" officeooo:paragraph-rsid="007a5694"/>
    </style:style>
    <style:style style:name="P6" style:family="paragraph" style:parent-style-name="Standard">
      <style:text-properties fo:font-size="16pt" officeooo:rsid="001fe7b0" officeooo:paragraph-rsid="001b9975"/>
    </style:style>
    <style:style style:name="P7" style:family="paragraph" style:parent-style-name="Standard">
      <loext:graphic-properties draw:fill-gradient-name="gradient" draw:fill-hatch-name="hatch"/>
      <style:text-properties fo:font-size="16pt" officeooo:rsid="001fe7b0" officeooo:paragraph-rsid="001b9975"/>
    </style:style>
    <style:style style:name="P8" style:family="paragraph" style:parent-style-name="Standard" style:list-style-name="List_20_1">
      <loext:graphic-properties draw:fill-gradient-name="gradient" draw:fill-hatch-name="hatch"/>
      <style:text-properties fo:font-size="16pt" officeooo:rsid="001fe7b0" officeooo:paragraph-rsid="001b9975"/>
    </style:style>
    <style:style style:name="P9" style:family="paragraph" style:parent-style-name="Standard">
      <loext:graphic-properties draw:fill-gradient-name="gradient" draw:fill-hatch-name="hatch"/>
      <style:text-properties fo:font-size="16pt" officeooo:rsid="001fe7b0" officeooo:paragraph-rsid="009541c8"/>
    </style:style>
    <style:style style:name="P10" style:family="paragraph" style:parent-style-name="Standard">
      <style:text-properties fo:font-size="16pt" fo:font-style="italic" officeooo:rsid="00844b69" officeooo:paragraph-rsid="00844b69" style:font-style-asian="italic" style:font-style-complex="italic"/>
    </style:style>
    <style:style style:name="P11" style:family="paragraph" style:parent-style-name="Standard">
      <style:text-properties fo:font-size="16pt" fo:font-style="italic" officeooo:rsid="008576f5" officeooo:paragraph-rsid="008576f5" style:font-style-asian="italic" style:font-style-complex="italic"/>
    </style:style>
    <style:style style:name="P12" style:family="paragraph" style:parent-style-name="Standard" style:list-style-name="List_20_1">
      <loext:graphic-properties draw:fill-gradient-name="gradient" draw:fill-hatch-name="hatch"/>
      <style:text-properties fo:font-size="16pt" officeooo:rsid="0094e245" officeooo:paragraph-rsid="0094e245"/>
    </style:style>
    <style:style style:name="P13" style:family="paragraph" style:parent-style-name="Standard" style:list-style-name="List_20_1">
      <loext:graphic-properties draw:fill-gradient-name="gradient" draw:fill-hatch-name="hatch"/>
      <style:text-properties fo:font-size="16pt" officeooo:rsid="00950beb" officeooo:paragraph-rsid="00950beb"/>
    </style:style>
    <style:style style:name="P14" style:family="paragraph" style:parent-style-name="Standard" style:list-style-name="List_20_1">
      <loext:graphic-properties draw:fill-gradient-name="gradient" draw:fill-hatch-name="hatch"/>
      <style:text-properties fo:font-size="16pt" officeooo:rsid="0095fd4e" officeooo:paragraph-rsid="0095fd4e"/>
    </style:style>
    <style:style style:name="T1" style:family="text">
      <style:text-properties officeooo:rsid="007c4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0f5a7" style:font-weight-asian="bold" style:font-weight-complex="bold"/>
    </style:style>
    <style:style style:name="T4" style:family="text">
      <style:text-properties officeooo:rsid="0082f13e"/>
    </style:style>
    <style:style style:name="T5" style:family="text">
      <style:text-properties officeooo:rsid="009ad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ehrplan Physik (</text:span><text:span text:style-name="T3">12</text:span><text:span text:style-name="T2"> – 18 Jahre)</text:span></text:p>
      <text:p text:style-name="P2"/>
      <text:p text:style-name="P5">Die Betrachtung der Wirklichkeit sollte in der <text:span text:style-name="T4">Sekundarstufe</text:span> wesentlich differenzierter ausfallen, weil es unfair wäre, <text:span text:style-name="T5">die</text:span> Ansprüche und Erkundungen der Jugendlichen nicht <text:span text:style-name="T1">zu erfüllen</text:span>.</text:p>
      <text:p text:style-name="P1"/>
      <text:p text:style-name="P3">Auf ernsthafte Fragen müssen auch ernsthafte Antworten gegeben werden.</text:p>
      <text:p text:style-name="P1"/>
      <text:p text:style-name="P1"/>
      <text:p text:style-name="P10">12 – 15 Jahre</text:p>
      <text:p text:style-name="P1"/>
      <text:p text:style-name="P1">Alltagsphysik („klassische Physik“):</text:p>
      <text:p text:style-name="P7"/>
      <text:list xml:id="list4093165797" text:style-name="List_20_1">
        <text:list-item>
          <text:list>
            <text:list-item>
              <text:p text:style-name="P8">Feststoffe, Flüssigkeiten, Gase, Energie</text:p>
            </text:list-item>
            <text:list-item>
              <text:p text:style-name="P8">Energieerhaltungssatz, Umwandlung von Licht in Wärme</text:p>
            </text:list-item>
            <text:list-item>
              <text:p text:style-name="P8">Mechanik, Magnetismus, Elektromotor</text:p>
            </text:list-item>
          </text:list>
        </text:list-item>
      </text:list>
      <text:p text:style-name="P9"/>
      <text:p text:style-name="P11">15 – 18 Jahre</text:p>
      <text:p text:style-name="P1"/>
      <text:p text:style-name="P1">Fortgeschrittene Themen in der Physik:</text:p>
      <text:p text:style-name="P7"/>
      <text:list xml:id="list13253802494530" text:continue-numbering="true" text:style-name="List_20_1">
        <text:list-item>
          <text:list>
            <text:list-item>
              <text:p text:style-name="P8">Elektrotechnik</text:p>
              <text:list>
                <text:list-item>
                  <text:p text:style-name="P12">Solarzellen <text:s/>&amp; LEDs</text:p>
                </text:list-item>
                <text:list-item>
                  <text:p text:style-name="P12">Transistor</text:p>
                </text:list-item>
                <text:list-item>
                  <text:p text:style-name="P13">Resistor, Kapazitor, Induktor</text:p>
                </text:list-item>
              </text:list>
            </text:list-item>
            <text:list-item>
              <text:p text:style-name="P8">Lichtgeschwindigkeit &amp; Schwerkraft</text:p>
            </text:list-item>
            <text:list-item>
              <text:p text:style-name="P8">Quantenphysik und Wellenfunktion</text:p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1:32:53.233715514</dc:date>
    <meta:editing-duration>PT1H6M6S</meta:editing-duration>
    <meta:editing-cycles>124</meta:editing-cycles>
    <meta:document-statistic meta:table-count="0" meta:image-count="0" meta:object-count="0" meta:page-count="1" meta:paragraph-count="16" meta:word-count="88" meta:character-count="660" meta:non-whitespace-character-count="593"/>
  </office:meta>
</office:document-meta>
</file>